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2.646cm" svg:height="3.515cm" svg:x="6.879cm" svg:y="7.62cm">
          <text:p text:style-name="P1"><text:span text:style-name="T1">annotation</text:span></text:p>
          <text:p text:style-name="P1"><text:span text:style-name="T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id="id3" draw:layer="layout" svg:width="3.383cm" svg:height="1.648cm" svg:x="10.632cm" svg:y="3.432cm">
          <text:p text:style-name="P1"><text:span text:style-name="T1">annotation</text:span></text:p>
          <text:p text:style-name="P1"><text:span text:style-name="T1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" draw:layer="layout" svg:width="3.383cm" svg:height="1.648cm" svg:x="2.54cm" svg:y="3.432cm">
          <text:p text:style-name="P1"><text:span text:style-name="T1">administration</text:span></text:p>
          <text:p text:style-name="P1"><text:span text:style-name="T1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4" draw:layer="layout" svg:width="2.61cm" svg:height="1.373cm" svg:x="10.995cm" svg:y="12.497cm">
          <text:p text:style-name="P1"><text:span text:style-name="T1">AL 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5" draw:layer="layout" svg:width="3.62cm" svg:height="1.905cm" svg:x="10.496cm" svg:y="16.484cm">
          <text:p text:style-name="P1"><text:span text:style-name="T1">AL process</text:span></text:p>
          <text:p text:style-name="P1"><text:span text:style-name="T1"><text:s/></text:span><text:span text:style-name="T1">serve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.231cm" svg:y1="5.08cm" svg:x2="6.879cm" svg:y2="9.376cm" draw:start-shape="id1" draw:start-glue-point="2" draw:end-shape="id2" draw:end-glue-point="6">
          <text:p text:style-name="P4"/>
        </draw:connector>
        <draw:connector draw:style-name="gr5" draw:text-style-name="P3" draw:layer="layout" svg:x1="12.323cm" svg:y1="5.08cm" svg:x2="9.523cm" svg:y2="9.376cm" draw:start-shape="id3" draw:start-glue-point="2" draw:end-shape="id2" draw:end-glue-point="8">
          <text:p text:style-name="P4"/>
        </draw:connector>
        <draw:connector draw:style-name="gr5" draw:text-style-name="P3" draw:layer="layout" draw:line-skew="1.322cm" svg:x1="12.323cm" svg:y1="5.08cm" svg:x2="12.3cm" svg:y2="12.497cm" draw:start-shape="id3" draw:start-glue-point="2" draw:end-shape="id4" draw:end-glue-point="0">
          <text:p text:style-name="P4"/>
        </draw:connector>
        <draw:frame draw:style-name="gr6" draw:text-style-name="P5" draw:layer="layout" svg:width="1.607cm" svg:height="0.78cm" svg:x="10.395cm" svg:y="8.69cm">
          <draw:text-box>
            <text:p text:style-name="P4"><text:span text:style-name="T1">JDBC</text:span></text:p>
          </draw:text-box>
        </draw:frame>
        <draw:frame draw:style-name="gr6" draw:text-style-name="P5" draw:layer="layout" svg:width="1.607cm" svg:height="0.78cm" svg:x="4.496cm" svg:y="8.69cm">
          <draw:text-box>
            <text:p text:style-name="P4"><text:span text:style-name="T1">JDBC</text:span></text:p>
          </draw:text-box>
        </draw:frame>
        <draw:frame draw:style-name="gr6" draw:text-style-name="P5" draw:layer="layout" svg:width="1.349cm" svg:height="0.78cm" svg:x="12.196cm" svg:y="10.39cm">
          <draw:text-box>
            <text:p text:style-name="P4"><text:span text:style-name="T1">TCP</text:span></text:p>
          </draw:text-box>
        </draw:frame>
        <draw:connector draw:style-name="gr5" draw:text-style-name="P3" draw:layer="layout" svg:x1="12.3cm" svg:y1="13.87cm" svg:x2="12.306cm" svg:y2="16.484cm" draw:start-shape="id4" draw:start-glue-point="2" draw:end-shape="id5">
          <text:p text:style-name="P4"/>
        </draw:connector>
        <draw:frame draw:style-name="gr6" draw:text-style-name="P5" draw:layer="layout" svg:width="1.374cm" svg:height="0.78cm" svg:x="12.197cm" svg:y="14.49cm">
          <draw:text-box>
            <text:p text:style-name="P4"><text:span text:style-name="T1">SSH</text:span></text:p>
          </draw:text-box>
        </draw:frame>
        <draw:connector draw:style-name="gr5" draw:text-style-name="P3" draw:layer="layout" svg:x1="10.496cm" svg:y1="17.436cm" svg:x2="8.202cm" svg:y2="11.135cm" draw:start-shape="id5" draw:start-glue-point="3" draw:end-shape="id2">
          <text:p text:style-name="P4"/>
        </draw:connector>
        <draw:frame draw:style-name="gr6" draw:text-style-name="P5" draw:layer="layout" svg:width="1.607cm" svg:height="0.78cm" svg:x="8.496cm" svg:y="16.69cm">
          <draw:text-box>
            <text:p text:style-name="P4"><text:span text:style-name="T1">JDB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Katrin Tomanek</meta:initial-creator>
    <meta:creation-date>2007-07-25T09:02:08</meta:creation-date>
    <dc:creator>Katrin Tomanek</dc:creator>
    <dc:date>2007-07-25T09:16:39</dc:date>
    <dc:language>en-US</dc:language>
    <meta:editing-cycles>4</meta:editing-cycles>
    <meta:editing-duration>PT7M13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